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Info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HandshakeInfo( URI uri , HttpHeaders headers , MultiValueMap &lt; String , HttpCookie &gt; cookies , Mono &lt; Principal &gt; principal , @ Nullable String protocol , @ Nullable InetSocketAddress remoteAddress , Map &lt; String , Object &gt; attributes , @ Nullable String log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ndshakeInfo.HandshakeInfo( URI uri , HttpHeaders headers , Mono &lt; Principal &gt; principal , @ Nullable String protocol , @ Nullable InetSocketAddress remoteAddress , Map &lt; String , Object &gt; attributes , @ Nullable String log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HandshakeInfo( URI uri , HttpHeaders headers , Mono &lt; Principal &gt; principal , @ Nullable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Sub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shakeInfo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